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path draw:style-name="gr2" draw:layer="layout" svg:width="0.5cm" svg:height="0.6cm" svg:x="1.75cm" svg:y="1.25cm" svg:viewBox="0 0 501 601" svg:d="m501 150c0-150-151-150-251-150s-250 0-250 150 150 150 250 150 251 0 251 150-151 151-251 151-250 0-250-151">
            <text:p/>
          </draw:path>
          <draw:line draw:style-name="gr2" draw:layer="layout" svg:x1="2.75cm" svg:y1="0.875cm" svg:x2="2.75cm" svg:y2="1.126cm">
            <text:p/>
          </draw:line>
          <draw:path draw:style-name="gr2" draw:layer="layout" svg:width="0.25cm" svg:height="0.035cm" svg:x="2.625cm" svg:y="1.016cm" svg:viewBox="0 0 251 36" svg:d="m0 36c50-48 200-48 251 0">
            <text:p/>
          </draw:path>
          <draw:path draw:style-name="gr2" draw:layer="layout" svg:width="0.25cm" svg:height="0.035cm" svg:x="2.625cm" svg:y="0.937cm" svg:viewBox="0 0 251 36" svg:d="m0 0c50 48 200 48 251 0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souts</dc:title>
    <meta:creation-date>2011-02-07T16:53:33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